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16.3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st of Components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32-CAM</text:p>
          </table:table-cell>
          <table:table-cell office:value-type="float" office:value="2" calcext:value-type="float">
            <text:p>2</text:p>
          </table:table-cell>
          <table:table-cell office:value-type="float" office:value="15.18" calcext:value-type="float">
            <text:p>15.18</text:p>
          </table:table-cell>
          <table:table-cell table:number-columns-repeated="2"/>
          <table:table-cell office:value-type="string" calcext:value-type="string">
            <text:p>|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FT232RL UART Programmer</text:p>
          </table:table-cell>
          <table:table-cell office:value-type="float" office:value="2" calcext:value-type="float">
            <text:p>2</text:p>
          </table:table-cell>
          <table:table-cell office:value-type="float" office:value="6.78" calcext:value-type="float">
            <text:p>6.78</text:p>
          </table:table-cell>
          <table:table-cell table:number-columns-repeated="2"/>
          <table:table-cell office:value-type="string" calcext:value-type="string">
            <text:p>|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duino UN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4" office:value-type="string" calcext:value-type="string">
            <text:p><text:a xlink:href="https://www.amazon.co.uk/ELEGOO-Arduino-Arduino-Compatible-Transfer-Operation/dp/B09JWFTZ2V/ref=sr_1_4?crid=2EP4WT5S4HYLU&amp;keywords=arduino+uno&amp;qid=1679003433&amp;sprefix=arduino+uno%2Caps%2C72&amp;sr=8-4" xlink:type="simple">https://www.amazon.co.uk/ELEGOO-Arduino-Arduino-Compatible-Transfer-Operation/dp/B09JWFTZ2V/ref=sr_1_4?crid=2EP4WT5S4HYLU&amp;keywords=arduino+uno&amp;qid=1679003433&amp;sprefix=arduino+uno%2Caps%2C72&amp;sr=8-4</text:a>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1888 IR</text:p>
          </table:table-cell>
          <table:table-cell office:value-type="float" office:value="1" calcext:value-type="float">
            <text:p>1</text:p>
          </table:table-cell>
          <table:table-cell office:value-type="float" office:value="3.19" calcext:value-type="float">
            <text:p>3.19</text:p>
          </table:table-cell>
          <table:table-cell/>
          <table:table-cell office:value-type="string" calcext:value-type="string">
            <text:p>https://www.ebay.co.uk/itm/404180332851?hash=item5e1b067133:g:YhQAAOSwuKVjElkP&amp;amdata=enc%3AAQAHAAAA4ETAyd7Q3B7qlIbf2T9i0wV%2Ff0nOmeqS5D%2FUWXdvU2%2FGC65z2tIyoXCSAPgqUGtMz%2BXQslOB6FhzAPhTCXgjZOBVToLm5QZpsPRPeW0p3abOWiyhNcRV1tsWLAbFIIr3HIc73AJaqaV9i2jPl0CkqRLZQsY2e9xfok07QoNZ5k712IU%2BANDkQadck%2BQEcCeTAIzGQFZWATTq6pI2rfJqOKC7pgSNNHqWRlaLm%2FTzw2Od2wn8ZgxR8pYl4rONsrTRHyX0jiHGdLwKs91O128VBgFn5IOX8sV3D00VUOqk3zKe%7Ctkp%3ABFBMpPH9xt1h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ck Converter</text:p>
          </table:table-cell>
          <table:table-cell office:value-type="float" office:value="10" calcext:value-type="float">
            <text:p>10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string" calcext:value-type="string">
            <text:p>https://www.ebay.co.uk/itm/363884435940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er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/>
          <table:table-cell office:value-type="string" calcext:value-type="string">
            <text:p>https://www.ebay.co.uk/itm/323757599525?hash=item4b6174eb25:g:lwwAAOSwIN9cneQm&amp;amdata=enc%3AAQAHAAAA4OYWES5wzXnAt4hy2uPY8zjCBHZot4STMphyEF3TzQCMfrMW0luPi6wfm7t1AJ6iN0uFrnd9D0OOa32Py%2B7zFEjXbMMCkfKzQYuPQjirzXJIiiDUfOBcb9P08EM6XymYFehzH0T%2FQVOj3bSv8CfCGB3F8cwFX%2F4rC1o5gy08XLbkiPVEG6DmBTTfoshzbMETpp2olLKTc0i4YMMTE4lMxH5UY92E%2B%2FfxDo43a4%2BPWDQ2P6AAFGb1sOFaKYJ7YW7q0DKwm4Dx1TN2lwGj49L9r0rm1tFMKVm6OB3UOM4Pnz29%7Ctkp%3ABk9SR46Di8fdYQ</text:p>
          </table:table-cell>
          <table:table-cell office:value-type="string" calcext:value-type="string">
            <text:p>|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rvo motors</text:p>
          </table:table-cell>
          <table:table-cell office:value-type="float" office:value="3" calcext:value-type="float">
            <text:p>3</text:p>
          </table:table-cell>
          <table:table-cell table:formula="of:=10.35+6.05" office:value-type="float" office:value="16.4" calcext:value-type="float">
            <text:p>16.4</text:p>
          </table:table-cell>
          <table:table-cell office:value-type="string" calcext:value-type="string">
            <text:p>2x 180 and 1x 360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ctric motor guns</text:p>
          </table:table-cell>
          <table:table-cell office:value-type="float" office:value="2" calcext:value-type="float">
            <text:p>2</text:p>
          </table:table-cell>
          <table:table-cell office:value-type="float" office:value="49.98" calcext:value-type="float">
            <text:p>49.98</text:p>
          </table:table-cell>
          <table:table-cell table:number-columns-repeated="2"/>
          <table:table-cell office:value-type="string" calcext:value-type="string">
            <text:p>|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thium battery 12V</text:p>
          </table:table-cell>
          <table:table-cell table:number-columns-repeated="4"/>
          <table:table-cell office:value-type="string" calcext:value-type="string">
            <text:p>|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ash light</text:p>
          </table:table-cell>
          <table:table-cell table:number-columns-repeated="4"/>
          <table:table-cell office:value-type="string" calcext:value-type="string">
            <text:p>|</text:p>
          </table:table-cell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|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Price</text:p>
          </table:table-cell>
          <table:table-cell/>
          <table:table-cell table:formula="of:=SUM([.E8:.E15])" office:value-type="float" office:value="117.78" calcext:value-type="float">
            <text:p>117.78</text:p>
          </table:table-cell>
          <table:table-cell/>
          <table:table-cell table:style-name="Default"/>
          <table:table-cell office:value-type="string" calcext:value-type="string">
            <text:p>|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|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|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3D printer</text:p>
          </table:table-cell>
          <table:table-cell/>
          <table:table-cell table:formula="of:=SUM([.E23:.E25])" office:value-type="float" office:value="269.02" calcext:value-type="float">
            <text:p>269.02</text:p>
          </table:table-cell>
          <table:table-cell table:number-columns-repeated="2"/>
          <table:table-cell office:value-type="string" calcext:value-type="string">
            <text:p>|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nter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text:p>|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new bed + new springs + silent motherboard</text:p>
          </table:table-cell>
          <table:table-cell/>
          <table:table-cell office:value-type="float" office:value="66.02" calcext:value-type="float">
            <text:p>66.02</text:p>
          </table:table-cell>
          <table:table-cell table:number-columns-repeated="2"/>
          <table:table-cell office:value-type="string" calcext:value-type="string">
            <text:p>|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lemnet 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|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|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|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|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|</text:p>
          </table:table-cell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2T23:09:04.882593149</meta:creation-date>
    <dc:date>2023-03-16T22:31:07.171182744</dc:date>
    <meta:editing-duration>PT1H3M51S</meta:editing-duration>
    <meta:editing-cycles>4</meta:editing-cycles>
    <meta:generator>LibreOffice/7.3.7.2$Linux_X86_64 LibreOffice_project/30$Build-2</meta:generator>
    <meta:document-statistic meta:table-count="1" meta:cell-count="70" meta:object-count="0"/>
  </office:meta>
</office:document-meta>
</file>